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1</text:p>
      <text:p text:style-name="p">AKSHDBJAHSVD</text:p>
      <text:p text:style-name="p">asd</text:p>
      <text:p text:style-name="p">asas</text:p>
      <text:p text:style-name="p">AS</text:p>
      <text:p text:style-name="p">ASF</text:p>
      <text:p text:style-name="p">ASF</text:p>
      <text:p text:style-name="p">asf</text:p>
      <text:p text:style-name="p">a<text:bookmark text:name="assignment1"/>s</text:p>
      <text:p text:style-name="p">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ntitled</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Untitled</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Untitled</dc:title>
    <meta:initial-creator>Daniel de Byl</meta:initial-creator>
    <meta:creation-date>2007-02-05T13:22:46</meta:creation-date>
    <dc:creator>Bron Chandler</dc:creator>
    <dc:date>2010-04-21T11:02:30</dc:date>
    <dc:language>en-US</dc:language>
    <meta:editing-cycles>3</meta:editing-cycles>
    <meta:editing-duration>PT00H02M05S</meta:editing-duration>
    <meta:document-statistic meta:table-count="48" meta:image-count="0" meta:object-count="0" meta:page-count="1" meta:paragraph-count="62" meta:word-count="60" meta:character-count="190"/>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